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30000008DB643D2C7360249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1" svg:font-family="'Noto Sans Mono CJK SC'"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6.921cm" fo:margin-left="0.092cm" table:align="left" style:may-break-between-rows="false"/>
    </style:style>
    <style:style style:name="Tabla2.A" style:family="table-column">
      <style:table-column-properties style:column-width="3.512cm"/>
    </style:style>
    <style:style style:name="Tabla2.B" style:family="table-column">
      <style:table-column-properties style:column-width="13.409cm"/>
    </style:style>
    <style:style style:name="Tabla2.A1" style:family="table-cell">
      <style:table-cell-properties fo:padding="0.101cm" fo:border="none"/>
    </style:style>
    <style:style style:name="P1" style:family="paragraph" style:parent-style-name="Standard">
      <style:text-properties officeooo:rsid="0042e0c7" officeooo:paragraph-rsid="0042e0c7"/>
    </style:style>
    <style:style style:name="P2" style:family="paragraph" style:parent-style-name="Standard">
      <style:text-properties fo:font-size="16pt" officeooo:rsid="00161eec" officeooo:paragraph-rsid="00661cfa" style:font-size-asian="16pt" style:font-size-complex="16pt"/>
    </style:style>
    <style:style style:name="P3" style:family="paragraph" style:parent-style-name="Standard">
      <style:text-properties officeooo:paragraph-rsid="0067ade1"/>
    </style:style>
    <style:style style:name="P4" style:family="paragraph" style:parent-style-name="Standard">
      <style:text-properties officeooo:paragraph-rsid="006b33a5"/>
    </style:style>
    <style:style style:name="P5" style:family="paragraph" style:parent-style-name="Standard">
      <style:text-properties officeooo:rsid="007099b3" officeooo:paragraph-rsid="007099b3"/>
    </style:style>
    <style:style style:name="P6" style:family="paragraph" style:parent-style-name="Standard">
      <style:text-properties officeooo:rsid="0071f52b" officeooo:paragraph-rsid="0071f52b"/>
    </style:style>
    <style:style style:name="P7" style:family="paragraph" style:parent-style-name="Standard">
      <style:text-properties officeooo:rsid="0071f52b" officeooo:paragraph-rsid="00753f47"/>
    </style:style>
    <style:style style:name="P8" style:family="paragraph" style:parent-style-name="Standard">
      <style:text-properties officeooo:rsid="0071f52b" officeooo:paragraph-rsid="0083f364"/>
    </style:style>
    <style:style style:name="P9" style:family="paragraph" style:parent-style-name="Standard">
      <style:text-properties officeooo:rsid="0073829c" officeooo:paragraph-rsid="0073829c"/>
    </style:style>
    <style:style style:name="P10" style:family="paragraph" style:parent-style-name="Standard">
      <style:text-properties officeooo:paragraph-rsid="00760cd1"/>
    </style:style>
    <style:style style:name="P11" style:family="paragraph" style:parent-style-name="Standard">
      <style:text-properties officeooo:paragraph-rsid="00793d60"/>
    </style:style>
    <style:style style:name="P12" style:family="paragraph" style:parent-style-name="Standard">
      <style:text-properties officeooo:rsid="007c280b" officeooo:paragraph-rsid="007c280b"/>
    </style:style>
    <style:style style:name="P13" style:family="paragraph" style:parent-style-name="Standard">
      <style:text-properties officeooo:rsid="007c49cf" officeooo:paragraph-rsid="007c49cf"/>
    </style:style>
    <style:style style:name="P14" style:family="paragraph" style:parent-style-name="Standard">
      <style:text-properties officeooo:rsid="007c49cf" officeooo:paragraph-rsid="007c280b"/>
    </style:style>
    <style:style style:name="P15" style:family="paragraph" style:parent-style-name="Standard">
      <style:text-properties officeooo:rsid="007db3ee" officeooo:paragraph-rsid="007db3ee"/>
    </style:style>
    <style:style style:name="P16" style:family="paragraph" style:parent-style-name="Standard">
      <style:text-properties officeooo:rsid="007db3ee" officeooo:paragraph-rsid="00760cd1"/>
    </style:style>
    <style:style style:name="P17" style:family="paragraph" style:parent-style-name="Standard">
      <style:text-properties officeooo:rsid="00809d71" officeooo:paragraph-rsid="0073829c"/>
    </style:style>
    <style:style style:name="P18" style:family="paragraph" style:parent-style-name="Standard">
      <style:text-properties officeooo:rsid="0081ee6c" officeooo:paragraph-rsid="0081ee6c"/>
    </style:style>
    <style:style style:name="P19" style:family="paragraph" style:parent-style-name="Standard">
      <style:text-properties officeooo:rsid="0084d288" officeooo:paragraph-rsid="0084d288"/>
    </style:style>
    <style:style style:name="P20" style:family="paragraph" style:parent-style-name="Standard">
      <style:text-properties officeooo:rsid="00753f47" officeooo:paragraph-rsid="00753f47"/>
    </style:style>
    <style:style style:name="P21" style:family="paragraph" style:parent-style-name="Standard">
      <style:text-properties officeooo:rsid="0088839d" officeooo:paragraph-rsid="0088839d"/>
    </style:style>
    <style:style style:name="P22" style:family="paragraph" style:parent-style-name="Standard">
      <style:text-properties officeooo:paragraph-rsid="00809d71"/>
    </style:style>
    <style:style style:name="P23" style:family="paragraph" style:parent-style-name="Standard">
      <style:text-properties officeooo:rsid="0083f364" officeooo:paragraph-rsid="0083f364"/>
    </style:style>
    <style:style style:name="P24" style:family="paragraph" style:parent-style-name="Standard">
      <style:text-properties officeooo:rsid="0096c389" officeooo:paragraph-rsid="0096c389"/>
    </style:style>
    <style:style style:name="P25" style:family="paragraph" style:parent-style-name="Standard">
      <style:text-properties officeooo:rsid="009e3df4" officeooo:paragraph-rsid="009e3df4"/>
    </style:style>
    <style:style style:name="P26" style:family="paragraph" style:parent-style-name="Standard">
      <style:text-properties officeooo:paragraph-rsid="009f10d1"/>
    </style:style>
    <style:style style:name="P27" style:family="paragraph" style:parent-style-name="Standard">
      <style:text-properties officeooo:paragraph-rsid="0096c389"/>
    </style:style>
    <style:style style:name="P28" style:family="paragraph" style:parent-style-name="Standard">
      <style:text-properties officeooo:paragraph-rsid="00a1bc49"/>
    </style:style>
    <style:style style:name="P29" style:family="paragraph" style:parent-style-name="Standard">
      <style:text-properties officeooo:rsid="0098776a" officeooo:paragraph-rsid="0096c389"/>
    </style:style>
    <style:style style:name="P30" style:family="paragraph" style:parent-style-name="Text_20_body">
      <style:text-properties fo:font-size="10pt" officeooo:rsid="00215314" officeooo:paragraph-rsid="0067ade1" style:font-size-asian="10pt" style:font-size-complex="10pt"/>
    </style:style>
    <style:style style:name="P31" style:family="paragraph" style:parent-style-name="Text_20_body">
      <style:text-properties fo:font-size="10pt" officeooo:paragraph-rsid="0067ade1" style:font-size-asian="10pt" style:font-size-complex="10pt"/>
    </style:style>
    <style:style style:name="P32" style:family="paragraph" style:parent-style-name="Text_20_body">
      <style:text-properties officeooo:rsid="007066ec" officeooo:paragraph-rsid="001a3662"/>
    </style:style>
    <style:style style:name="P33" style:family="paragraph" style:parent-style-name="Table_20_Contents">
      <style:text-properties officeooo:paragraph-rsid="0067ade1"/>
    </style:style>
    <style:style style:name="P34" style:family="paragraph" style:parent-style-name="Código">
      <style:text-properties officeooo:rsid="0073829c" officeooo:paragraph-rsid="0073829c"/>
    </style:style>
    <style:style style:name="P35" style:family="paragraph" style:parent-style-name="Código">
      <style:text-properties officeooo:paragraph-rsid="0075f2b3"/>
    </style:style>
    <style:style style:name="P36" style:family="paragraph" style:parent-style-name="Código">
      <style:text-properties officeooo:paragraph-rsid="00760cd1"/>
    </style:style>
    <style:style style:name="P37" style:family="paragraph" style:parent-style-name="Código">
      <style:text-properties officeooo:paragraph-rsid="007db3ee"/>
    </style:style>
    <style:style style:name="P38" style:family="paragraph" style:parent-style-name="Código">
      <style:text-properties officeooo:paragraph-rsid="007f0f98"/>
    </style:style>
    <style:style style:name="P39" style:family="paragraph" style:parent-style-name="Código">
      <style:text-properties officeooo:paragraph-rsid="00930609"/>
    </style:style>
    <style:style style:name="P40" style:family="paragraph" style:parent-style-name="Código">
      <style:text-properties officeooo:rsid="0096c389" officeooo:paragraph-rsid="0096c389"/>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Heading_20_3">
      <style:text-properties officeooo:rsid="00869ec7" officeooo:paragraph-rsid="005ee661"/>
    </style:style>
    <style:style style:name="P43" style:family="paragraph" style:parent-style-name="Heading_20_3">
      <style:text-properties officeooo:rsid="0075f2b3" officeooo:paragraph-rsid="0075f2b3"/>
    </style:style>
    <style:style style:name="P44" style:family="paragraph" style:parent-style-name="Heading_20_3">
      <style:text-properties officeooo:rsid="008af718" officeooo:paragraph-rsid="008af718"/>
    </style:style>
    <style:style style:name="P45" style:family="paragraph" style:parent-style-name="Standard" style:list-style-name="L1">
      <style:text-properties officeooo:paragraph-rsid="00a1bc49"/>
    </style:style>
    <style:style style:name="P46" style:family="paragraph" style:parent-style-name="Standard" style:list-style-name="L2"/>
    <style:style style:name="P47" style:family="paragraph" style:parent-style-name="Standard" style:list-style-name="L3"/>
    <style:style style:name="P48" style:family="paragraph" style:parent-style-name="Standard" style:list-style-name="L3">
      <style:text-properties officeooo:paragraph-rsid="009b21fa"/>
    </style:style>
    <style:style style:name="P49" style:family="paragraph" style:parent-style-name="Standard" style:list-style-name="L3">
      <style:text-properties officeooo:rsid="009f10d1" officeooo:paragraph-rsid="009f10d1"/>
    </style:style>
    <style:style style:name="T1" style:family="text">
      <style:text-properties officeooo:rsid="0018a748"/>
    </style:style>
    <style:style style:name="T2" style:family="text">
      <style:text-properties fo:font-style="italic" style:font-style-asian="italic" style:font-style-complex="italic"/>
    </style:style>
    <style:style style:name="T3" style:family="text">
      <style:text-properties fo:font-style="italic" officeooo:rsid="00809d71" style:font-style-asian="italic" style:font-style-complex="italic"/>
    </style:style>
    <style:style style:name="T4" style:family="text">
      <style:text-properties fo:font-style="italic" officeooo:rsid="0081ee6c" style:font-style-asian="italic" style:font-style-complex="italic"/>
    </style:style>
    <style:style style:name="T5" style:family="text">
      <style:text-properties fo:font-style="italic" officeooo:rsid="0083f364" style:font-style-asian="italic" style:font-style-complex="italic"/>
    </style:style>
    <style:style style:name="T6" style:family="text">
      <style:text-properties fo:font-style="italic" officeooo:rsid="00869ec7" style:font-style-asian="italic" style:font-style-complex="italic"/>
    </style:style>
    <style:style style:name="T7" style:family="text">
      <style:text-properties fo:font-style="italic" officeooo:rsid="009222aa" style:font-style-asian="italic" style:font-style-complex="italic"/>
    </style:style>
    <style:style style:name="T8" style:family="text">
      <style:text-properties officeooo:rsid="002520fe"/>
    </style:style>
    <style:style style:name="T9" style:family="text">
      <style:text-properties officeooo:rsid="0011a93d"/>
    </style:style>
    <style:style style:name="T10" style:family="text">
      <style:text-properties officeooo:rsid="00215314"/>
    </style:style>
    <style:style style:name="T11" style:family="text">
      <style:text-properties officeooo:rsid="006b33a5"/>
    </style:style>
    <style:style style:name="T12" style:family="text">
      <style:text-properties officeooo:rsid="006ffce9"/>
    </style:style>
    <style:style style:name="T13" style:family="text">
      <style:text-properties officeooo:rsid="007099b3"/>
    </style:style>
    <style:style style:name="T14" style:family="text">
      <style:text-properties officeooo:rsid="0073829c"/>
    </style:style>
    <style:style style:name="T15" style:family="text">
      <style:text-properties officeooo:rsid="00753f47"/>
    </style:style>
    <style:style style:name="T16" style:family="text">
      <style:text-properties officeooo:rsid="0075f2b3"/>
    </style:style>
    <style:style style:name="T17" style:family="text">
      <style:text-properties officeooo:rsid="00760cd1"/>
    </style:style>
    <style:style style:name="T18" style:family="text">
      <style:text-properties officeooo:rsid="00793d60"/>
    </style:style>
    <style:style style:name="T19" style:family="text">
      <style:text-properties officeooo:rsid="007aec76"/>
    </style:style>
    <style:style style:name="T20" style:family="text">
      <style:text-properties officeooo:rsid="007c49cf"/>
    </style:style>
    <style:style style:name="T21" style:family="text">
      <style:text-properties officeooo:rsid="007db3ee"/>
    </style:style>
    <style:style style:name="T22" style:family="text">
      <style:text-properties officeooo:rsid="007ef0f1"/>
    </style:style>
    <style:style style:name="T23" style:family="text">
      <style:text-properties officeooo:rsid="007f0f98"/>
    </style:style>
    <style:style style:name="T24" style:family="text">
      <style:text-properties officeooo:rsid="00809d71"/>
    </style:style>
    <style:style style:name="T25" style:family="text">
      <style:text-properties officeooo:rsid="0081ee6c"/>
    </style:style>
    <style:style style:name="T26" style:family="text">
      <style:text-properties officeooo:rsid="0083f364"/>
    </style:style>
    <style:style style:name="T27" style:family="text">
      <style:text-properties officeooo:rsid="0084d288"/>
    </style:style>
    <style:style style:name="T28" style:family="text">
      <style:text-properties officeooo:rsid="008685ee"/>
    </style:style>
    <style:style style:name="T29" style:family="text">
      <style:text-properties officeooo:rsid="00869ec7"/>
    </style:style>
    <style:style style:name="T30" style:family="text">
      <style:text-properties officeooo:rsid="0088839d"/>
    </style:style>
    <style:style style:name="T31" style:family="text">
      <style:text-properties officeooo:rsid="008ccb03"/>
    </style:style>
    <style:style style:name="T32" style:family="text">
      <style:text-properties officeooo:rsid="008f8dce"/>
    </style:style>
    <style:style style:name="T33" style:family="text">
      <style:text-properties officeooo:rsid="009139dd"/>
    </style:style>
    <style:style style:name="T34" style:family="text">
      <style:text-properties officeooo:rsid="009222aa"/>
    </style:style>
    <style:style style:name="T35" style:family="text">
      <style:text-properties officeooo:rsid="00930609"/>
    </style:style>
    <style:style style:name="T36" style:family="text">
      <style:text-properties officeooo:rsid="0094556c"/>
    </style:style>
    <style:style style:name="T37" style:family="text">
      <style:text-properties officeooo:rsid="00961933"/>
    </style:style>
    <style:style style:name="T38" style:family="text">
      <style:text-properties officeooo:rsid="0096c389"/>
    </style:style>
    <style:style style:name="T39" style:family="text">
      <style:text-properties officeooo:rsid="0098776a"/>
    </style:style>
    <style:style style:name="T40" style:family="text">
      <style:text-properties officeooo:rsid="00993376"/>
    </style:style>
    <style:style style:name="T41" style:family="text">
      <style:text-properties officeooo:rsid="0099996f"/>
    </style:style>
    <style:style style:name="T42" style:family="text">
      <style:text-properties officeooo:rsid="0099f7fb"/>
    </style:style>
    <style:style style:name="T43" style:family="text">
      <style:text-properties officeooo:rsid="009a1851"/>
    </style:style>
    <style:style style:name="T44" style:family="text">
      <style:text-properties officeooo:rsid="009ad084"/>
    </style:style>
    <style:style style:name="T45" style:family="text">
      <style:text-properties officeooo:rsid="009b21fa"/>
    </style:style>
    <style:style style:name="T46" style:family="text">
      <style:text-properties officeooo:rsid="009c4137"/>
    </style:style>
    <style:style style:name="T47" style:family="text">
      <style:text-properties officeooo:rsid="009d15cd"/>
    </style:style>
    <style:style style:name="T48" style:family="text">
      <style:text-properties officeooo:rsid="0081fa45"/>
    </style:style>
    <style:style style:name="T49" style:family="text">
      <style:text-properties officeooo:rsid="00a1bc49"/>
    </style:style>
    <style:style style:name="T50" style:family="text">
      <style:text-properties officeooo:rsid="00a43b3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9cm" fo:text-indent="-0.635cm" fo:margin-left="1.3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5cm" fo:text-indent="-0.635cm" fo:margin-left="2.0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text:span text:style-name="T8">Curso Básico de </text:span>Python</text:p>
      <text:p text:style-name="Standard"/>
      <text:p text:style-name="Title"><text:span text:style-name="T11">6</text:span><text:span text:style-name="T1">. </text:span><text:span text:style-name="T11">Módulos</text:span></text:p>
      <text:p text:style-name="Standard"/>
      <text:table-of-content text:style-name="Sect1" text:protected="true" text:name="Sumari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Contenido</text:p>
          </text:index-title>
          <text:p text:style-name="P41"><text:a xlink:type="simple" xlink:href="#__RefHeading___Toc11369_3545566123" text:style-name="Index_20_Link" text:visited-style-name="Index_20_Link">1 Scripts, módulos y paquetes: terminología<text:tab/>1</text:a></text:p>
          <text:p text:style-name="P41"><text:a xlink:type="simple" xlink:href="#__RefHeading___Toc3680_2612269501" text:style-name="Index_20_Link" text:visited-style-name="Index_20_Link">2 Módulos<text:tab/>2</text:a></text:p>
          <text:p text:style-name="P41"><text:a xlink:type="simple" xlink:href="#__RefHeading___Toc3682_2612269501" text:style-name="Index_20_Link" text:visited-style-name="Index_20_Link">3 Paquetes<text:tab/>3</text:a></text:p>
          <text:p text:style-name="P41"><text:a xlink:type="simple" xlink:href="#__RefHeading___Toc3684_2612269501" text:style-name="Index_20_Link" text:visited-style-name="Index_20_Link">4 Espacio de nombres<text:tab/>3</text:a></text:p>
          <text:p text:style-name="P41"><text:a xlink:type="simple" xlink:href="#__RefHeading___Toc2212_877058703" text:style-name="Index_20_Link" text:visited-style-name="Index_20_Link">5 Rutas de búsqueda<text:tab/>4</text:a></text:p>
          <text:p text:style-name="P41"><text:a xlink:type="simple" xlink:href="#__RefHeading___Toc1088_635396442" text:style-name="Index_20_Link" text:visited-style-name="Index_20_Link">6 Ejercicios<text:tab/>5</text:a></text:p>
        </text:index-body>
      </text:table-of-content>
      <text:p text:style-name="Standard"/>
      <text:p text:style-name="P32">Los programas escritos en Python se guardan en archivos denominados scripts y módulos. A su vez, estos archivos pueden integrarse en paquetes, permitiendo así la construcción ordenada de bibliotecas o aplicaciones complejas. En este capitulo <text:span text:style-name="T13">repasamos la terminología y </text:span>analizamos en detalle la estructura modular de los programas escritos en Python.</text:p>
      <text:p text:style-name="P28">Lecturas recomendadas:</text:p>
      <text:list xml:id="list3339334934" text:style-name="L1">
        <text:list-item>
          <text:p text:style-name="P45"><text:a xlink:type="simple" xlink:href="https://docs.python.org/es/3/tutorial/modules.html" text:style-name="Internet_20_link" text:visited-style-name="Visited_20_Internet_20_Link"><text:span text:style-name="T49">Módulos</text:span></text:a> en el <text:a xlink:type="simple" xlink:href="https://docs.python.org/es/3/tutorial/" text:style-name="Internet_20_link" text:visited-style-name="Visited_20_Internet_20_Link">Tutorial de Python</text:a><text:span text:style-name="T48">. </text:span></text:p>
          <text:p text:style-name="P45"/>
        </text:list-item>
      </text:list>
      <text:h text:style-name="P42" text:outline-level="3"><text:bookmark-start text:name="__RefHeading___Toc11369_3545566123"/>Scripts, módulos y paquetes: terminología<text:bookmark-end text:name="__RefHeading___Toc11369_3545566123"/></text:h>
      <text:p text:style-name="P4"><text:span text:style-name="T13">Un </text:span><text:span text:style-name="T2">programa</text:span> <text:span text:style-name="T13">es u</text:span>n conjunto de <text:span text:style-name="T26">sentencias</text:span> que indican <text:span text:style-name="T13">al computador como </text:span>realizar <text:span text:style-name="T13">una tarea.</text:span><text:span text:style-name="T26"> Una </text:span><text:span text:style-name="T5">sentencia</text:span><text:span text:style-name="T26"> es una instrucción escrita en un lenguaje de programación para realizar una acción. L</text:span><text:span text:style-name="T13">as </text:span><text:span text:style-name="T26">sentencias</text:span><text:span text:style-name="T13"> se suelen guardar en un archivo de texto, para poder ser ejecutadas en forma reiterada sin volver a escribirlas.</text:span></text:p>
      <text:p text:style-name="P5"/>
      <text:p text:style-name="P5">Cuando las<text:span text:style-name="T26"> sentencias </text:span>se escriben para ser ejecutadas directamente desde un menú o desde una terminal con línea de comandos, el archivo donde se guardan estas instrucciones se denomina un <text:span text:style-name="T2">script</text:span><text:span text:style-name="T32">, y debe tener como extensión </text:span><text:span text:style-name="Source_20_Text"><text:span text:style-name="T32">.py</text:span></text:span><text:span text:style-name="T32"> para poder ser reconocido como ejecutable en Python. </text:span>La ejecución de un script responde a un comando tal como</text:p>
      <text:p text:style-name="Código">$ python3 nom<text:span text:style-name="T28">_</text:span>scr<text:span text:style-name="T13">i</text:span>pt.py</text:p>
      <text:p text:style-name="P6">El comando anterior ejecuta en forma sucesiva las instrucciones (sentencias) incluidas en <text:span text:style-name="T26">un</text:span> archivo<text:span text:style-name="T26"> llamado</text:span> <text:span text:style-name="Source_20_Text">nom</text:span><text:span text:style-name="Source_20_Text"><text:span text:style-name="T28">_</text:span></text:span><text:span text:style-name="Source_20_Text">script.py</text:span>.</text:p>
      <text:p text:style-name="Standard"/>
      <text:p text:style-name="P8">Cuando una tarea se repite muchas veces, se la escribe en forma de <text:span text:style-name="T2">función</text:span>, un nombre asociado a <text:s/>un conjunto de sentencias. Al escribir el nombre de la función (invocar o ejecutar la función), se ejecuta ese conjunto de sentencias. Es posible guardar varias funciones en un archivo, para tenerlas disponibles cuando se las necesite<text:span text:style-name="T15">, ya sea</text:span> en un programa<text:span text:style-name="T15"> o en el intérprete de comandos</text:span>. Un <text:span text:style-name="T2">módulo</text:span> es un archivo donde se guardan definiciones (e.g. variables) y funciones; se implementa como un archivo con extensión <text:span text:style-name="Source_20_Text">.py</text:span>. <text:span text:style-name="T26">Para usar las funciones o variables defindas en un módulo, se lo debe importar, ya sea hacia otro programa o hacia el intérprete de comandos:</text:span></text:p>
      <text:p text:style-name="Código">&gt;&gt;&gt; import nom<text:span text:style-name="T27">_</text:span>mod <text:s/><text:span text:style-name="T27"><text:s text:c="5"/></text:span><text:s/># importa el módulo nom<text:span text:style-name="T27">_</text:span>mod.py</text:p>
      <text:p text:style-name="Código">&gt;&gt;&gt; nom<text:span text:style-name="T27">_</text:span>mod.fn_1() <text:s text:c="2"/><text:span text:style-name="T27"><text:s text:c="5"/></text:span># ejecuta la función fn_1 definida e<text:span text:style-name="T33">n</text:span> nom<text:span text:style-name="T27">_</text:span>mod</text:p>
      <text:p text:style-name="Código">&gt;&gt;&gt; print(nom_mod.var_1)<text:span text:style-name="T27"> <text:s/># muestra la variable var_1 de nom_mod</text:span></text:p>
      <text:p text:style-name="P8"><text:soft-page-break/></text:p>
      <text:p text:style-name="P8"/>
      <text:p text:style-name="P23">Un módulo con definiciones de variables y funciones no es, en principio, ejecutable desde un <text:s/>menú o desde el intérprete de comandos, i.e. no es un script. No obstante, un módulo puede <text:span text:style-name="T33">ejecutar sus funciones si se lo indica</text:span> agregando al final sentencias tales como:</text:p>
      <text:p text:style-name="Código">if __name__ == "__main__":<text:span text:style-name="T27"> <text:s text:c="2"/># para ejecutar este módulo como script</text:span></text:p>
      <text:p text:style-name="Código"><text:s text:c="4"/>fn_1() <text:s text:c="9"/># ejecuta la función fn_<text:span text:style-name="T33">1</text:span> definida en este módulo</text:p>
      <text:p text:style-name="Código"><text:s text:c="4"/>print(var_1) <text:s text:c="3"/># muestra la variable var_1 definida en este módulo</text:p>
      <text:p text:style-name="P19">Las definiciones de script y módulo se solapan; un módulo puede<text:span text:style-name="T33"> actuar como</text:span> un script.</text:p>
      <text:p text:style-name="P19"/>
      <text:p text:style-name="P20"><text:span text:style-name="T29">Un programa complejo puede tener muchos módulos. Un conjunto de módulos puede agruparse en un </text:span><text:span text:style-name="T6">paquete</text:span><text:span text:style-name="T29">, identificado con un nombre. Un paquete se implementa como un directorio donde se colcoan los módulos más un archivo de nombre </text:span><text:span text:style-name="Source_20_Text"><text:span text:style-name="T29">__init__.py</text:span></text:span><text:span text:style-name="T29">. Este archivo puede estar vacío, aunque suele contener docstrings descriptivos del módulo. La presn</text:span><text:span text:style-name="T33">e</text:span><text:span text:style-name="T29">cia de ese archivo permite a Python reconocer ese directorio como un paquete. </text:span><text:span text:style-name="T30">Ejemplo de paquete:</text:span></text:p>
      <text:p text:style-name="Código">/tmp$ ls <text:span text:style-name="T30">-R </text:span>nom_paq/<text:span text:style-name="T33"> <text:s text:c="4"/># muestra los archivos en el directorio</text:span></text:p>
      <text:p text:style-name="Código">nom_paq/:</text:p>
      <text:p text:style-name="Código">__init__.py <text:s/>mod_2.py </text:p>
      <text:p text:style-name="P21"><text:span text:style-name="T33">La presencia del archivo </text:span><text:span text:style-name="Source_20_Text"><text:span text:style-name="T33">__init__.py</text:span></text:span><text:span text:style-name="T33"> permite a Python reconocer este</text:span> directorio<text:span text:style-name="T33"> como el paquete de nombre</text:span> <text:span text:style-name="Source_20_Text">nom_paq</text:span> <text:span text:style-name="T33">donde está contenido el módulo</text:span> <text:span text:style-name="Source_20_Text">mod_2</text:span>. Para importar el módulo, la notación de <text:span text:style-name="Source_20_Text">.</text:span> permite identificar el módulo en una jerarquía de directorios:</text:p>
      <text:p text:style-name="Código">&gt;&gt;&gt; import nom_paq.mod_2<text:span text:style-name="T30"> <text:s text:c="7"/># importa módulo mod_2 del paquete nom_paq</text:span></text:p>
      <text:p text:style-name="Código">&gt;&gt;&gt; nom_paq.mod_2.fn_<text:span text:style-name="T33">2</text:span>()<text:span text:style-name="T30"> <text:s text:c="7"/># invoca función fn_</text:span><text:span text:style-name="T33">2</text:span><text:span text:style-name="T30"> de mod_2</text:span></text:p>
      <text:p text:style-name="Código">&gt;&gt;&gt; print(nom_paq.mod_2.var_<text:span text:style-name="T33">2</text:span>)<text:span text:style-name="T30"> <text:s/># muestra</text:span><text:span text:style-name="T33"> la variable</text:span><text:span text:style-name="T30"> var_</text:span><text:span text:style-name="T33">2</text:span><text:span text:style-name="T30"> de mod_2</text:span></text:p>
      <text:p text:style-name="P7"/>
      <text:h text:style-name="Heading_20_3" text:outline-level="3"><text:bookmark-start text:name="__RefHeading___Toc3680_2612269501"/>Módulos<text:bookmark-end text:name="__RefHeading___Toc3680_2612269501"/></text:h>
      <text:p text:style-name="P7">Para usar las funciones de un módulo, es preciso <text:span text:style-name="T14">indicar en el programa o en el intérprete de comandos que </text:span><text:span text:style-name="T33">se usará </text:span><text:span text:style-name="T14">el contenido de ese módulo</text:span><text:span text:style-name="T33">, con</text:span><text:span text:style-name="T14"> la declaración </text:span><text:span text:style-name="Source_20_Text"><text:span text:style-name="T14">import</text:span></text:span><text:span text:style-name="T14">. </text:span><text:span text:style-name="T33">Hay varias formas de hacerlo:</text:span></text:p>
      <text:p text:style-name="Código">&gt;&gt;&gt; import nom_mod<text:span text:style-name="T14"> <text:s text:c="12"/># importa el módulo</text:span></text:p>
      <text:p text:style-name="P34">&gt;&gt;&gt; nom_mod.fn_1("a", True) <text:s text:c="3"/># invoca la función fn_1 del módulo nom_mod</text:p>
      <text:p text:style-name="P34">&gt;&gt;&gt; from nom_mod import fn_2 <text:s text:c="2"/># importa directamente la función fn_2</text:p>
      <text:p text:style-name="P34">&gt;&gt;&gt; fn_2("b", 3) <text:s text:c="14"/># no requiere indicar el módulo</text:p>
      <text:p text:style-name="P34">&gt;&gt;&gt; from nom_mod import fn_3 as f3 <text:s text:c="2"/># asigna un alias</text:p>
      <text:p text:style-name="P34">&gt;&gt;&gt; f3(nombre="Anónimo") <text:s text:c="6"/><text:span text:style-name="T15"><text:s text:c="6"/></text:span># invoca la función con el alias</text:p>
      <text:p text:style-name="P9">E<text:span text:style-name="T25">l comando </text:span><text:span text:style-name="Source_20_Text"><text:span text:style-name="T25">import</text:span></text:span><text:span text:style-name="T25"> </text:span>permite acceder a las funciones y variables guardadas <text:span text:style-name="T25">un</text:span> módulo desde el intértprete de comandos. Observación: en la sentencia <text:span text:style-name="Source_20_Text">import</text:span> no figura la extensión del módulo, se da por conocida.</text:p>
      <text:p text:style-name="P17"/>
      <text:p text:style-name="P18">Sintaxis, de <text:span text:style-name="Source_20_Text"><text:span text:style-name="T24">help("import")</text:span></text:span>, en formato simplificado:</text:p>
      <text:p text:style-name="Código">import <text:span text:style-name="T2">m</text:span><text:span text:style-name="T3">ó</text:span><text:span text:style-name="T2">dulo</text:span> [as <text:span text:style-name="T2">identificador</text:span>] (, <text:span text:style-name="T2">m</text:span><text:span text:style-name="T3">ó</text:span><text:span text:style-name="T2">dulo</text:span> as <text:span text:style-name="T2">identifica</text:span><text:span text:style-name="T4">d</text:span><text:span text:style-name="T2">or</text:span>)*</text:p>
      <text:p text:style-name="Código">from <text:span text:style-name="T2">m</text:span><text:span text:style-name="T3">ó</text:span><text:span text:style-name="T2">dul</text:span><text:span text:style-name="T3">o</text:span> import <text:span text:style-name="T2">identificador</text:span> [as <text:span text:style-name="T2">identificador</text:span>] (, <text:span text:style-name="T2">identificador</text:span> as <text:span text:style-name="T2">identificador</text:span>)*</text:p>
      <text:p text:style-name="Código">from modulo import *</text:p>
      <text:p text:style-name="Código"><text:span text:style-name="T2">m</text:span><text:span text:style-name="T4">ó</text:span><text:span text:style-name="T2">dulo</text:span> ::= (<text:span text:style-name="T2">identificador</text:span>.)*<text:span text:style-name="T2">identifi</text:span><text:span text:style-name="T7">c</text:span><text:span text:style-name="T2">ador</text:span></text:p>
      <text:p text:style-name="P18">Ejemplos:</text:p>
      <text:p text:style-name="Código">import mod_1<text:span text:style-name="T25"> <text:s text:c="30"/># importa un módulo</text:span></text:p>
      <text:p text:style-name="Código">import mod_1, mod_2<text:span text:style-name="T25"> <text:s text:c="23"/># importa varios módulos</text:span></text:p>
      <text:p text:style-name="Código">import mod_1 as m1, mod_2 as m2<text:span text:style-name="T25"> <text:s text:c="11"/># módulos con alias</text:span></text:p>
      <text:p text:style-name="Código">from mod_1 import fn_1<text:span text:style-name="T25"> <text:s text:c="20"/># importa una función específica</text:span></text:p>
      <text:p text:style-name="Código">from mod_1 import fn_1, fn_2<text:span text:style-name="T25"> <text:s text:c="14"/># importa dos funciones</text:span></text:p>
      <text:p text:style-name="Código"><text:soft-page-break/>from mod_1 import fn_1 as f1, fn_2 as f2<text:span text:style-name="T25"> <text:s text:c="2"/># dos funciones con alias</text:span><text:line-break/><text:span text:style-name="T25">from mod_1 import * <text:s/># importa todos los elemetos del módulo; DESACONSEJADO</text:span></text:p>
      <text:p text:style-name="P25">Los módulos se importan solo una vez. Si luego de importar un módulo, ese módulo resulta modificado, debe recargarse, lo cual puede hacerse así:</text:p>
      <text:p text:style-name="Código">&gt;&gt;&gt; import importlib</text:p>
      <text:p text:style-name="Código">&gt;&gt;&gt; importlib.reload(mod_prueba)</text:p>
      <text:p text:style-name="P22"/>
      <text:h text:style-name="P43" text:outline-level="3"><text:bookmark-start text:name="__RefHeading___Toc3682_2612269501"/>Paquetes<text:bookmark-end text:name="__RefHeading___Toc3682_2612269501"/></text:h>
      <text:p text:style-name="Standard">E<text:span text:style-name="T17">n el siguiente ejemplo, el paquete </text:span><text:span text:style-name="Source_20_Text"><text:span text:style-name="T17">paqs</text:span></text:span><text:span text:style-name="T17"> contiene dos sub paquetes</text:span><text:span text:style-name="T34">,</text:span><text:span text:style-name="T17"> </text:span><text:span text:style-name="Source_20_Text"><text:span text:style-name="T17">paq_a</text:span></text:span><text:span text:style-name="T17"> y </text:span><text:span text:style-name="Source_20_Text"><text:span text:style-name="T17">paq_b</text:span></text:span><text:span text:style-name="T17">. Cada uno de estos tres paqu</text:span><text:span text:style-name="T34">e</text:span><text:span text:style-name="T17">tes contiene uno o varios módulos.</text:span></text:p>
      <text:p text:style-name="Código">paqs:<text:span text:style-name="T16"> <text:s text:c="12"/># paquete de orden superior, contiene a todos los demás</text:span></text:p>
      <text:p text:style-name="Código"><text:span text:style-name="T16"><text:s text:c="2"/></text:span>__init__.py<text:span text:style-name="T16"> <text:s text:c="6"/># define directorio como paquete Python</text:span></text:p>
      <text:p text:style-name="Código"><text:span text:style-name="T16"><text:s text:c="2"/></text:span>mod_igual.py<text:span text:style-name="T16"> <text:s text:c="5"/># módulo de nombre repetido en varios paquetes</text:span></text:p>
      <text:p text:style-name="Código"/>
      <text:p text:style-name="Código"><text:span text:style-name="T16"><text:s text:c="2"/></text:span>paq_a<text:span text:style-name="T16"> <text:s text:c="12"/># paquete "paq_a" dentro del paquete "paqs"</text:span></text:p>
      <text:p text:style-name="P35"><text:span text:style-name="T16"><text:s text:c="4"/></text:span>__init__.py<text:span text:style-name="T16"> <text:s text:c="6"/># define directorio "paq_a" como paquete Python</text:span></text:p>
      <text:p text:style-name="P35"><text:span text:style-name="T16"><text:s text:c="4"/></text:span>mod_a1.py<text:span text:style-name="T16"> <text:s text:c="8"/># módulo dentro de "paq_a"</text:span></text:p>
      <text:p text:style-name="P35"><text:span text:style-name="T16"><text:s text:c="4"/></text:span>mod_a2.py<text:span text:style-name="T16"> <text:s text:c="8"/># módulo dentro de "paq_a"</text:span></text:p>
      <text:p text:style-name="P35"><text:span text:style-name="T16"><text:s text:c="4"/></text:span>mod_igual.py<text:span text:style-name="T16"> <text:s text:c="5"/># módulo dentro de "paq_a" con nombre repetido</text:span></text:p>
      <text:p text:style-name="P35"/>
      <text:p text:style-name="P35"><text:span text:style-name="T16"><text:s text:c="2"/></text:span>paq_b<text:span text:style-name="T16"> <text:s text:c="12"/># paquete "paq_b" dentro del paquete "paqs"</text:span></text:p>
      <text:p text:style-name="P35"><text:span text:style-name="T16"><text:s text:c="4"/></text:span>__init__.py<text:span text:style-name="T16"> <text:s text:c="6"/># define directorio "paq_b" como paquete Python</text:span></text:p>
      <text:p text:style-name="P36"><text:span text:style-name="T16"><text:s text:c="4"/></text:span>mod_b1.py<text:span text:style-name="T16"> <text:s text:c="8"/># módulo dentro de "paq_</text:span><text:span text:style-name="T17">b</text:span><text:span text:style-name="T16">"</text:span></text:p>
      <text:p text:style-name="P35"><text:span text:style-name="T16"><text:s text:c="4"/></text:span>mod_igual.py<text:span text:style-name="T16"> <text:s text:c="5"/># módulo dentro de "paq_b" con nombre repetido</text:span></text:p>
      <text:p text:style-name="Código"/>
      <text:p text:style-name="Código"/>
      <text:p text:style-name="P10"><text:span text:style-name="T17">En la estructura anterior, hay tres módulos distintos llamados </text:span><text:span text:style-name="Source_20_Text"><text:span text:style-name="T17">mod_igual</text:span></text:span><text:span text:style-name="T17">, uno en cada paquete, pero esto no origina confusión de nombres si se indica el paquete al cual pertenece cada uno</text:span><text:span text:style-name="T18">.</text:span><text:span text:style-name="T21"> Los siguientes ejemplos muestran formas de importar módulos e invocar sus funciones:</text:span></text:p>
      <text:p text:style-name="Código">&gt;&gt;&gt; from paqs import mod_igual<text:span text:style-name="T23"> <text:s text:c="7"/># importa un módulo</text:span></text:p>
      <text:p text:style-name="Código">&gt;&gt;&gt; from paqs.paq_a import mod_a1<text:span text:style-name="T23"> <text:s text:c="4"/># importa otro módulo</text:span></text:p>
      <text:p text:style-name="Código">&gt;&gt;&gt; dir(mod_igual)<text:span text:style-name="T23"> <text:s text:c="3"/># muestra variables y funciones del módulo</text:span></text:p>
      <text:p text:style-name="Código">['__builtins__', '__cached__', '__doc__', '__file__', '__loader__', '__name__', '__package__', '__spec__', 'fn_igual']</text:p>
      <text:p text:style-name="P38">&gt;&gt;&gt; dir(mod_a1)<text:span text:style-name="T23"> <text:s text:c="6"/># muestra variables y funciones del módulo</text:span></text:p>
      <text:p text:style-name="Código">['__builtins__', '__cached__', '__doc__', '__file__', '__loader__', '__name__', '__package__', '__spec__', 'fn_a11', 'fn_a12', 'fn_igual']</text:p>
      <text:p text:style-name="Código">&gt;&gt;&gt; mod_a1.fn_a11()<text:span text:style-name="T23"> <text:s text:c="2"/># invoca una función indicando el módulo</text:span></text:p>
      <text:p text:style-name="Código">En la función paqs.paq_a.mod_a1.fn_a11().</text:p>
      <text:p text:style-name="Código">&gt;&gt;&gt; from paqs.paq_b.mod_b1 import fn_b11 <text:s text:c="3"/># importa una función específica</text:p>
      <text:p text:style-name="Código">&gt;&gt;&gt; fn_b11()</text:p>
      <text:p text:style-name="Código">En la función paqs.paq_b.mod_b1.fn_b11().</text:p>
      <text:p text:style-name="Código">&gt;&gt;&gt; from paqs.paq_a import mod_igual as a_mod_igual<text:span text:style-name="T22"> <text:s/># define un alias</text:span></text:p>
      <text:p text:style-name="Código">&gt;&gt;&gt; a_mod_igual.fn_igual()<text:span text:style-name="T21"> <text:s text:c="3"/># indica el módulo donde está la función...</text:span></text:p>
      <text:p text:style-name="Código">En la función paqs.paq_a.mod_igual.fn_igual()</text:p>
      <text:p text:style-name="Código">&gt;&gt;&gt; mod_igual.fn_igual()<text:span text:style-name="T21"> <text:s text:c="5"/># ...</text:span><text:span text:style-name="T34">y </text:span><text:span text:style-name="T21">evita confundir por el nombre repetido</text:span></text:p>
      <text:p text:style-name="Código">En la función paqs.mod_igual.fn_igual().</text:p>
      <text:p text:style-name="P16"/>
      <text:h text:style-name="Heading_20_3" text:outline-level="3"><text:bookmark-start text:name="__RefHeading___Toc3684_2612269501"/>Espacio de nombres<text:bookmark-end text:name="__RefHeading___Toc3684_2612269501"/></text:h>
      <text:p text:style-name="P13">Tanto los módulos como los paquetes definen un <text:span text:style-name="T2">espacio de nombres</text:span><text:span text:style-name="T31"> propio, solo se reconocen los nombres definidos dentro de ese paquete o módulo. Así, en diferentes paquetes puede </text:span>puede haber módulos con el mismo nombre, y en diferentes módulos puede haber funciones con el mismo nombre, <text:span text:style-name="T31">así como</text:span> también variables. El nombre de una variable de módulo o una función debe ser <text:soft-page-break/>única dentro de ese módulo, pero puede aparecer el mismo nombre en otros módulos. En la importación de los módulos, deberá tenerse en cuenta esta potencial repetición de nombres.</text:p>
      <text:p text:style-name="P13"/>
      <text:p text:style-name="P11"><text:span text:style-name="T18">El siguiente código </text:span><text:span text:style-name="T19">muestra la sustitución de funciones </text:span><text:span text:style-name="Source_20_Text"><text:span text:style-name="T19">fn_igual</text:span></text:span><text:span text:style-name="T19"> de </text:span><text:span text:style-name="T20">los </text:span><text:span text:style-name="T19">módulos </text:span><text:span text:style-name="Source_20_Text"><text:span text:style-name="T19">mod_igual</text:span></text:span><text:span text:style-name="T19"> al ser importadas</text:span><text:span text:style-name="T20">. A</text:span><text:span text:style-name="T19">unque los nombres de los módulos y</text:span><text:span text:style-name="T20"> de</text:span><text:span text:style-name="T19"> las funciones se repiten, como están en distintos paquetes no hay confusión;</text:span><text:span text:style-name="T31"> eso sí, </text:span><text:span text:style-name="T19">la nueva importación sustituye a la anterior</text:span><text:span text:style-name="T20">:</text:span></text:p>
      <text:p text:style-name="P39">&gt;&gt;&gt; from paqs import mod_igual</text:p>
      <text:p text:style-name="P39"><text:span text:style-name="T35">&gt;&gt;&gt;</text:span><text:span text:style-name="T19"> </text:span>mod_igual.fn_igual()</text:p>
      <text:p text:style-name="Código">En la función paqs.mod_igual.fn_igual().</text:p>
      <text:p text:style-name="P39">&gt;&gt;&gt; from paqs.paq_a import mod_igual</text:p>
      <text:p text:style-name="P39"><text:span text:style-name="T35">&gt;&gt;&gt;</text:span><text:span text:style-name="T19"> </text:span>mod_igual.fn_igual()</text:p>
      <text:p text:style-name="Código">En la función paqs.paq_a.mod_igual.fn_igual().</text:p>
      <text:p text:style-name="P39">&gt;&gt;&gt; from paqs.paq_b import mod_igual</text:p>
      <text:p text:style-name="P39"><text:span text:style-name="T35">&gt;&gt;&gt;</text:span><text:span text:style-name="T19"> </text:span>mod_igual.fn_igual()</text:p>
      <text:p text:style-name="Código">En la función paqs.paq_b.mod_igual.fn_igual().</text:p>
      <text:p text:style-name="P12">Para invocar cada una de estas funciones con nombre repetido dentro de módulos también con nombre repetido, es necesario mantener la identificación completa:</text:p>
      <text:p text:style-name="Código">&gt;&gt;&gt; import paqs.mod_igual, paqs.paq_a.mod_igual, paqs.paq_b.mod_igual</text:p>
      <text:p text:style-name="Código">&gt;&gt;&gt; paqs.mod_igual.fn_igual()</text:p>
      <text:p text:style-name="Código">En la función paqs.mod_igual.fn_igual().</text:p>
      <text:p text:style-name="Código">&gt;&gt;&gt; paqs.paq_a.mod_igual.fn_igual()</text:p>
      <text:p text:style-name="Código">En la función paqs.paq_a.mod_igual.fn_igual().</text:p>
      <text:p text:style-name="Código">&gt;&gt;&gt; paqs.paq_b.mod_igual.fn_igual()</text:p>
      <text:p text:style-name="Código">En la función paqs.paq_b.mod_igual.fn_igual().</text:p>
      <text:p text:style-name="P15">La importación con aliases puede resultar más clara:</text:p>
      <text:p text:style-name="P37">&gt;&gt;&gt; from paqs import mod_igual as igual</text:p>
      <text:p text:style-name="P37">&gt;&gt;&gt; from paqs.paq_a import mod_igual as igual_a</text:p>
      <text:p text:style-name="P37">&gt;&gt;&gt; from paqs.paq_b import mod_igual as igual_b</text:p>
      <text:p text:style-name="P37">&gt;&gt;&gt; dir(igual_b)</text:p>
      <text:p text:style-name="P37">['__builtins__', '__cached__', '__doc__', '__file__', '__loader__', '__name__', '__package__', '__spec__', 'fn_igual']</text:p>
      <text:p text:style-name="P37">&gt;&gt;&gt; igual_b.fn_igual()</text:p>
      <text:p text:style-name="P37">En la función paqs.paq_b.mod_igual.fn_igual().</text:p>
      <text:p text:style-name="P37">&gt;&gt;&gt; igual.fn_igual()</text:p>
      <text:p text:style-name="P37">En la función paqs.mod_igual.fn_igual().</text:p>
      <text:p text:style-name="P14">Si bien esta situación de repetición de nombres no es aconsejable, una función con el mismo propósito en distintos módulos puede razonablemente tener el mismo nombre, con la precaución de invocarla dentro del módulo y paquete correspondiente en cada caso.</text:p>
      <text:p text:style-name="Standard"/>
      <text:h text:style-name="P44" text:outline-level="3"><text:bookmark-start text:name="__RefHeading___Toc2212_877058703"/>Rutas de búsqueda<text:bookmark-end text:name="__RefHeading___Toc2212_877058703"/></text:h>
      <text:p text:style-name="Standard">Al intentar importar un módulo, el intérprete lo busca en estos lugares sucesivos:</text:p>
      <text:list xml:id="list3812309217" text:style-name="L2">
        <text:list-item>
          <text:p text:style-name="P46">como módulo propio de Python<text:span text:style-name="T37">, en sus bibliotecas</text:span>;</text:p>
        </text:list-item>
        <text:list-item>
          <text:p text:style-name="P46">en el directorio desde donde fue invocado el intérprete;</text:p>
        </text:list-item>
        <text:list-item>
          <text:p text:style-name="P46">en la lista de directorios contenida en las variables de <text:span text:style-name="T37">entorno</text:span> <text:span text:style-name="Source_20_Text">PATH</text:span> y <text:span text:style-name="Source_20_Text">PYTHONPATH</text:span>.</text:p>
        </text:list-item>
      </text:list>
      <text:p text:style-name="Standard">La variable de entorno <text:span text:style-name="Source_20_Text">PATH</text:span> puede modificarse desde el intérprete de Python, de esta forma:</text:p>
      <text:p text:style-name="Código">&gt;&gt;&gt; import sys<text:span text:style-name="T38"> <text:s text:c="7"/># importa biblioteca sys de Python</text:span></text:p>
      <text:p text:style-name="Código">&gt;&gt;&gt; sys.path = sys.path + ["/tmp"]<text:span text:style-name="T38"> <text:s text:c="2"/># agrega /tmp a las rutas de búsqueda</text:span></text:p>
      <text:p text:style-name="P40">&gt;&gt;&gt; print(sys.path) <text:s text:c="2"/># muestra todas las rutas de búsqueda.</text:p>
      <text:p text:style-name="P24">Para hacer este cambio permanente, en Linux, agregar al archivo <text:span text:style-name="Source_20_Text">.bashrc</text:span> en el directorio propio del usuario <text:span text:style-name="T39">un</text:span>a línea<text:span text:style-name="T39"> similar a la siguiente, indicando el directorio a agregar como ruta de búsqueda (en este ejemplo </text:span><text:span text:style-name="Source_20_Text"><text:span text:style-name="T39">/tmp</text:span></text:span><text:span text:style-name="T39">):</text:span></text:p>
      <text:p text:style-name="Código">export <text:span text:style-name="T39">PYTHON</text:span>PATH=$<text:span text:style-name="T39">PYTHON</text:span>PATH:/tmp</text:p>
      <text:p text:style-name="P24"><text:soft-page-break/><text:span text:style-name="T39">Para releer <text:s/>y acutalizar las variables de entorno, es preciso </text:span>dar el comando </text:p>
      <text:p text:style-name="Código">$ source<text:span text:style-name="T39"> ~/.bashrc</text:span></text:p>
      <text:p text:style-name="P29">En lo sucesivo, el nuevo directorio estará en la lista de rutas de búsqueda para módulos de Python.</text:p>
      <text:p text:style-name="P27"/>
      <text:h text:style-name="Heading_20_3" text:outline-level="3"><text:bookmark-start text:name="__RefHeading___Toc1088_635396442"/>Ejercicios<text:bookmark-end text:name="__RefHeading___Toc1088_635396442"/></text:h>
      <text:p text:style-name="P26">Sugerencia: para realizar las siguientes tareas, es posible que deba ajustarse la variable <text:span text:style-name="Source_20_Text">sys.path</text:span>. </text:p>
      <text:p text:style-name="P26"/>
      <text:list xml:id="list3648641101" text:style-name="L3">
        <text:list-item>
          <text:p text:style-name="P47"><text:span text:style-name="T12">Escribir un módulo </text:span><text:span text:style-name="Source_20_Text"><text:span text:style-name="T12">porx</text:span></text:span><text:span text:style-name="T12"> con las funciones </text:span><text:span text:style-name="Source_20_Text"><text:span text:style-name="T12">por_dos(n)</text:span></text:span><text:span text:style-name="T12"> y </text:span><text:span text:style-name="Source_20_Text"><text:span text:style-name="T12">por_tres(n)</text:span></text:span><text:span text:style-name="T12"> que reciben un número n y devuelven el valor multiplicado por 2 </text:span><text:span text:style-name="T40">y</text:span><text:span text:style-name="T12"> por 3. <text:line-break/>Importar el módulo</text:span><text:span text:style-name="T40">; </text:span><text:span text:style-name="T12">verificar que están disponibles las funciones</text:span><text:span text:style-name="T40"> indicando e</text:span><text:span text:style-name="T12">l módulo</text:span><text:span text:style-name="T40"> (e.g. </text:span><text:span text:style-name="Source_20_Text"><text:span text:style-name="T40">porx.por_dos</text:span></text:span><text:span text:style-name="T40">).<text:line-break/></text:span><text:span text:style-name="T12">Importar </text:span><text:span text:style-name="T40">ahora </text:span><text:span text:style-name="T12">las funciones directamente, para ejecutar sin aludir al módulo. </text:span></text:p>
          <text:p text:style-name="P47"/>
        </text:list-item>
        <text:list-item>
          <text:p text:style-name="P47">¿Por qué no se considera "buena práctica" importar todos los nombres de un módulo? </text:p>
          <text:p text:style-name="P47"/>
        </text:list-item>
        <text:list-item>
          <text:p text:style-name="P47">Escribir un script <text:span text:style-name="Source_20_Text">callporx.py</text:span> que importe el módulo <text:span text:style-name="Source_20_Text">porx</text:span> y pruebe las funciones <text:span text:style-name="Source_20_Text">por_dos()</text:span> y <text:span text:style-name="Source_20_Text">por_tres()</text:span>. Debe ejecutar con<text:line-break/><text:span text:style-name="Source_20_Text"><text:span text:style-name="T45"> <text:s/>$</text:span></text:span><text:span text:style-name="Source_20_Text"><text:span text:style-name="T36"> </text:span></text:span><text:span text:style-name="Source_20_Text">python callporx.py </text:span></text:p>
          <text:p text:style-name="P47"/>
        </text:list-item>
        <text:list-item>
          <text:p text:style-name="P47">Agregar al módulo <text:span text:style-name="Source_20_Text">porx</text:span> las variables<text:line-break/><text:span text:style-name="Source_20_Text">  var1="primera"; var2 = 2; _var3="no importa", __var4 = "tampoco importa"</text:span><text:line-break/>Importar el módulo al intérprete Python y ver si están disponibles. Modificar alguna de las variables, recargar el módulo y ver si la variable tomó el nuevo valor (i.e. si el módulo efectivamente se recargó). <text:span text:style-name="T41">Nota: las variables que empiezan con </text:span><text:span text:style-name="Source_20_Text"><text:span text:style-name="T41">_</text:span></text:span><text:span text:style-name="T41"> se consideran "ocultas", que no deben ser modificadas por el usuario del programa.</text:span></text:p>
          <text:p text:style-name="P47"/>
        </text:list-item>
        <text:list-item>
          <text:p text:style-name="P48">Paquetes. <text:span text:style-name="T45">En los ejemplos, analizar la estructura del paquete </text:span><text:span text:style-name="Source_20_Text">paqs</text:span>. <text:span text:style-name="T46">Desde el directorio que contiene </text:span><text:span text:style-name="Source_20_Text"><text:span text:style-name="T46">paqs</text:span></text:span><text:span text:style-name="T46">, p</text:span>obar ejecutar los módulos y las funciones contenidas,<text:span text:style-name="T46"> tal como se mostró en la sección sobre Paquetes de este capitulo:</text:span><text:line-break/><text:span text:style-name="T46">a) </text:span>desde el intérprete Python<text:span text:style-name="T46">,<text:line-break/>b) invocando IDLE desde ese mismo directorio.<text:line-break/></text:span><text:span text:style-name="T50">El script </text:span><text:span text:style-name="Source_20_Text"><text:span text:style-name="T50">test_paqs.py</text:span></text:span><text:span text:style-name="T50"> prueba la estructura de paquetes, mostrando las variables y las funciones en todos los módulos.</text:span></text:p>
          <text:p text:style-name="P48"/>
        </text:list-item>
        <text:list-item>
          <text:p text:style-name="P48"><text:span text:style-name="T46">En los ejemplos, en el directorio </text:span><text:span text:style-name="Source_20_Text"><text:span text:style-name="T46">paqs_html</text:span></text:span><text:span text:style-name="T46"> se encuentra la documentación del paquete </text:span><text:span text:style-name="Source_20_Text"><text:span text:style-name="T46">paqs</text:span></text:span><text:span text:style-name="T46">, generada automáticamente con el utilitario </text:span><text:span text:style-name="Source_20_Text"><text:span text:style-name="T46">pydoctor</text:span></text:span><text:span text:style-name="T46">, a partir de los docstrings contenidos en el código. </text:span>Analizar la documentación de paquetes, módulos y funciones<text:span text:style-name="T46">. Esta documentación fue generada desde el directorio donde está contenido </text:span><text:span text:style-name="Source_20_Text"><text:span text:style-name="T46">paqs</text:span></text:span><text:span text:style-name="T46">, con el comando<text:line-break/></text:span><text:span text:style-name="Source_20_Text"><text:span text:style-name="T50"> <text:s/>$</text:span></text:span><text:span text:style-name="Source_20_Text"><text:span text:style-name="T46"> pydoctor --make-html --html-output=paqs_html –add-package=paqs<text:line-break/>--project-name="Ejemplo de paquetes"<text:line-break/></text:span></text:span><text:span text:style-name="T47">Documentación de </text:span><text:span text:style-name="Source_20_Text"><text:span text:style-name="T47">pydoctor</text:span></text:span><text:span text:style-name="T47">: </text:span><text:a xlink:type="simple" xlink:href="https://pydoctor.readthedocs.io/" text:style-name="Internet_20_link" text:visited-style-name="Visited_20_Internet_20_Link"><text:span text:style-name="T47">https://pydoctor.readthedocs.io/</text:span></text:a><text:span text:style-name="T47">.</text:span></text:p>
          <text:p text:style-name="P48"/>
        </text:list-item>
        <text:list-item>
          <text:p text:style-name="P48">Anticipar, probar y explicar las salidas de estos comandos:<text:span text:style-name="Source_20_Text"><text:line-break/>  import paqs; dir(paqs); help(paqs)<text:line-break/>  import paqs.mod_igual; help(paqs.mod_igual); paqs.mod_igual.fn_igual()<text:line-break/>  import paqs.paq_b.mod_igual;</text:span><text:span text:style-name="Source_20_Text"><text:span text:style-name="T50"> h</text:span></text:span><text:span text:style-name="Source_20_Text">elp(paqs.paq_b.mod_igual);</text:span><text:span text:style-name="Source_20_Text"><text:span text:style-name="T50"> </text:span></text:span><text:span text:style-name="Source_20_Text">paqs.paq_b.mod_igual.fn_igual() </text:span></text:p>
          <text:p text:style-name="P47"/>
        </text:list-item>
        <text:list-item>
          <text:p text:style-name="P47"><text:span text:style-name="T42">Rutas de búsqueda. En un directorio del usuario, o en </text:span><text:span text:style-name="Source_20_Text"><text:span text:style-name="T42">/tmp</text:span></text:span><text:span text:style-name="T42">, escribir un módulo </text:span><text:span text:style-name="Source_20_Text"><text:span text:style-name="T42">mod_prueba</text:span></text:span><text:span text:style-name="T42"> con una variable </text:span><text:span text:style-name="Source_20_Text"><text:span text:style-name="T42">var_mod</text:span></text:span><text:span text:style-name="T42"> con valor "var_mod en mod_prueba" y una función </text:span><text:span text:style-name="Source_20_Text"><text:span text:style-name="T42">fn</text:span></text:span><text:span text:style-name="T42"> que imprima "función fn en mod_prueba".<text:line-break/></text:span><text:soft-page-break/><text:span text:style-name="T43">V</text:span><text:span text:style-name="T42">e</text:span><text:span text:style-name="T43">r</text:span><text:span text:style-name="T42">ificar que </text:span><text:span text:style-name="T43">es posible importar el módulo, visualizar la variable y ejecutar la función</text:span><text:span text:style-name="T44">:</text:span><text:span text:style-name="T43"> <text:line-break/>a) desde</text:span><text:span text:style-name="T44"> ese mismo directorio,</text:span><text:span text:style-name="T43"> </text:span><text:span text:style-name="T44">en </text:span><text:span text:style-name="T43">una terminal de comandos, invocada con </text:span><text:span text:style-name="Source_20_Text"><text:span text:style-name="T43">python3</text:span></text:span><text:span text:style-name="T43">;<text:line-break/>b) desde IDLE, pero solo si se arranca IDLE desde ese mismo directorio;<text:line-break/>c) iniciar IDLE desde el menú, agregar el directorio a </text:span><text:span text:style-name="Source_20_Text"><text:span text:style-name="T43">sys.path</text:span></text:span><text:span text:style-name="T43"> y verificar la importación.<text:line-break/>d) desde otro directorio, verificar que no se puede importar </text:span><text:span text:style-name="Source_20_Text"><text:span text:style-name="T43">mod_prueba</text:span></text:span><text:span text:style-name="T50"> con </text:span><text:span text:style-name="Source_20_Text"><text:span text:style-name="T50">python3</text:span></text:span><text:span text:style-name="T50">.</text:span><text:span text:style-name="T43"><text:line-break/>e) agregar la ruta al directorio donde se encuentra </text:span><text:span text:style-name="Source_20_Text"><text:span text:style-name="T43">mod_prueba</text:span></text:span><text:span text:style-name="T43"> a la variable de entorno </text:span><text:span text:style-name="Source_20_Text"><text:span text:style-name="T43">PYTHONPATH</text:span></text:span><text:span text:style-name="T43">; verificar que ahora sí es posible importa</text:span><text:span text:style-name="T44">r</text:span><text:span text:style-name="T43"> </text:span><text:span text:style-name="Source_20_Text"><text:span text:style-name="T43">mod_prueba</text:span></text:span><text:span text:style-name="T43"> desde otro directorio.</text:span></text:p>
          <text:p text:style-name="P47"/>
        </text:list-item>
        <text:list-item>
          <text:p text:style-name="P47"><text:span text:style-name="T43"><text:s/></text:span><text:span text:style-name="T45">Espacio de nombres. </text:span><text:span text:style-name="T43">Anticipar, probar y explicar las salidas de estos comandos:<text:line-break/></text:span><text:span text:style-name="Source_20_Text">from paqs.paq_b.mod_igual import fn_igual; fn_igual()<text:line-break/>from paqs.mod_igual import fn_igual; fn_igual()</text:span><text:line-break/><text:span text:style-name="T43">Explicar el comportamiento en términos de espacios de nomb</text:span><text:span text:style-name="T45">res.</text:span></text:p>
          <text:p text:style-name="P49"/>
          <text:p text:style-name="P49"/>
        </text:list-item>
      </text:list>
      <text:p text:style-name="Standard"/>
      <text:p text:style-name="P1"/>
      <text:p text:style-name="Standard"/>
      <text:p text:style-name="Standard"/>
      <text:p text:style-name="Standard"/>
      <text:p text:style-name="Standard"/>
      <text:p text:style-name="Horizontal_20_Line"/>
      <table:table table:name="Tabla2" table:style-name="Tabla2">
        <table:table-column table:style-name="Tabla2.A"/>
        <table:table-column table:style-name="Tabla2.B"/>
        <table:table-row table:style-name="TableLine94147781384192">
          <table:table-cell table:style-name="Tabla2.A1" office:value-type="string">
            <text:p text:style-name="P33"><draw:frame draw:style-name="fr1" draw:name="Imagen3" text:anchor-type="paragraph" svg:width="2.999cm" svg:height="1.048cm" draw:z-index="0"><draw:image xlink:href="Pictures/10000201000001930000008DB643D2C7360249B9.png" xlink:type="simple" xlink:show="embed" xlink:actuate="onLoad" loext:mime-type="image/png"/></draw:frame></text:p>
          </table:table-cell>
          <table:table-cell table:style-name="Tabla2.A1" office:value-type="string">
            <text:p text:style-name="P31"><text:span text:style-name="T9">Copyright: </text:span>Victor Gonzalez-Barbone.<text:line-break/>Esta obra s<text:span text:style-name="T10">e</text:span> <text:span text:style-name="T9">publicada </text:span>bajo una Licencia Creative Commons Atribución-CompartirIgual 4.0 Internacional.</text:p>
            <text:p text:style-name="P30">This work is licensed under the Creative Commons Attribution-ShareAlike 4.0 International License. To view a copy of this license, visit <text:a xlink:type="simple" xlink:href="http://creativecommons.org/licenses/by-sa/4.0/" office:name="Creative Commons By-SA License" text:style-name="Internet_20_link" text:visited-style-name="Visited_20_Internet_20_Link">http://creativecommons.org/licenses/by-sa/4.0/</text:a> or send a letter to Creative Commons, PO Box 1866, Mountain View, CA 94042, USA.</text:p>
          </table:table-cell>
        </table:table-row>
      </table:table>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1" svg:font-family="'Noto Sans Mono CJK SC'"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ódigo" style:family="paragraph" style:parent-style-name="Standard">
      <loext:graphic-properties draw:fill="solid" draw:fill-color="#dee6ef"/>
      <style:paragraph-properties fo:margin-left="0.741cm" fo:margin-right="0cm" fo:margin-top="0.199cm" fo:margin-bottom="0.199cm" loext:contextual-spacing="true" fo:text-indent="0cm" style:auto-text-indent="false" fo:background-color="#dee6ef"/>
      <style:text-properties style:font-name="Liberation Mono" fo:font-family="'Liberation Mono'" style:font-family-generic="modern" style:font-pitch="fixed" fo:font-size="10pt" officeooo:rsid="00361f0f"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1" fo:font-family="'Liberation Mono'" style:font-style-name="Normal" style:font-family-generic="modern" style:font-pitch="fixed" fo:font-size="12pt" style:font-name-asian="Noto Sans Mono CJK SC1" style:font-family-asian="'Noto Sans Mono CJK SC'" style:font-style-name-asian="Normal" style:font-family-generic-asian="swiss" style:font-pitch-asian="variable" style:font-name-complex="Liberation Mono1" style:font-family-complex="'Liberation Mono'" style:font-style-name-complex="Normal"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fo:font-size="10pt" fo:background-color="#dee6ef"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8:32:23.480934610</meta:creation-date>
    <dc:date>2022-04-17T17:49:31.722808129</dc:date>
    <meta:editing-duration>PT20H5M41S</meta:editing-duration>
    <meta:editing-cycles>100</meta:editing-cycles>
    <meta:generator>LibreOffice/6.4.7.2$Linux_X86_64 LibreOffice_project/40$Build-2</meta:generator>
    <dc:creator>Víctor González Barbone</dc:creator>
    <meta:document-statistic meta:table-count="1" meta:image-count="1" meta:object-count="0" meta:page-count="6" meta:paragraph-count="147" meta:word-count="2178" meta:character-count="14879" meta:non-whitespace-character-count="12467"/>
  </office:meta>
</office:document-meta>
</file>